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808080" officeooo:rsid="0191601c" officeooo:paragraph-rsid="0191601c"/>
    </style:style>
    <style:style style:name="P2" style:family="paragraph" style:parent-style-name="Footer">
      <style:paragraph-properties fo:text-align="center" style:justify-single-word="false"/>
    </style:style>
    <style:style style:name="P3" style:family="paragraph" style:parent-style-name="Text_20_body">
      <style:text-properties officeooo:rsid="002014a2" officeooo:paragraph-rsid="002014a2"/>
    </style:style>
    <style:style style:name="P4" style:family="paragraph" style:parent-style-name="Text_20_body">
      <style:text-properties officeooo:rsid="01c6e0e1" officeooo:paragraph-rsid="02269d98"/>
    </style:style>
    <style:style style:name="P5" style:family="paragraph" style:parent-style-name="Text_20_body">
      <style:text-properties officeooo:rsid="01c93b50" officeooo:paragraph-rsid="01d739dc"/>
    </style:style>
    <style:style style:name="P6" style:family="paragraph" style:parent-style-name="Text_20_body">
      <style:text-properties officeooo:rsid="0224784e" officeooo:paragraph-rsid="02269d98"/>
    </style:style>
    <style:style style:name="P7" style:family="paragraph" style:parent-style-name="Text_20_body">
      <style:text-properties officeooo:rsid="01eed791" officeooo:paragraph-rsid="022d909f"/>
    </style:style>
    <style:style style:name="P8" style:family="paragraph" style:parent-style-name="Text_20_body">
      <style:text-properties officeooo:rsid="023ac117" officeooo:paragraph-rsid="023ac117"/>
    </style:style>
    <style:style style:name="P9" style:family="paragraph" style:parent-style-name="Text_20_body">
      <style:text-properties officeooo:rsid="023d84ee" officeooo:paragraph-rsid="024ba6e7"/>
    </style:style>
    <style:style style:name="P10" style:family="paragraph" style:parent-style-name="Text_20_body">
      <style:text-properties officeooo:rsid="01ebc525" officeooo:paragraph-rsid="0292ff63"/>
    </style:style>
    <style:style style:name="P11" style:family="paragraph" style:parent-style-name="Text_20_body">
      <style:text-properties officeooo:rsid="0242b08d" officeooo:paragraph-rsid="02a7d0c5"/>
    </style:style>
    <style:style style:name="P12" style:family="paragraph" style:parent-style-name="Text_20_body">
      <style:text-properties officeooo:rsid="0242b08d" officeooo:paragraph-rsid="02aa740e"/>
    </style:style>
    <style:style style:name="P13" style:family="paragraph" style:parent-style-name="Title">
      <style:text-properties officeooo:rsid="002014a2" officeooo:paragraph-rsid="002014a2"/>
    </style:style>
    <style:style style:name="P14" style:family="paragraph" style:parent-style-name="Text_20_body">
      <style:text-properties officeooo:rsid="01eed791" officeooo:paragraph-rsid="0292ff63"/>
    </style:style>
    <style:style style:name="P15" style:family="paragraph" style:parent-style-name="Text_20_body">
      <style:text-properties officeooo:rsid="02a7d0c5" officeooo:paragraph-rsid="02aeb6b8"/>
    </style:style>
    <style:style style:name="P16" style:family="paragraph" style:parent-style-name="Text_20_body">
      <style:text-properties officeooo:rsid="0242b08d" officeooo:paragraph-rsid="02b2c797"/>
    </style:style>
    <style:style style:name="P17" style:family="paragraph" style:parent-style-name="Text_20_body">
      <style:text-properties officeooo:rsid="0242b08d" officeooo:paragraph-rsid="02b6bf6d"/>
    </style:style>
    <style:style style:name="P18" style:family="paragraph" style:parent-style-name="Text_20_body">
      <style:text-properties officeooo:rsid="0242b08d" officeooo:paragraph-rsid="02b765db"/>
    </style:style>
    <style:style style:name="P19" style:family="paragraph" style:parent-style-name="Text_20_body">
      <style:text-properties officeooo:rsid="0242b08d" officeooo:paragraph-rsid="02b9982e"/>
    </style:style>
    <style:style style:name="P20" style:family="paragraph" style:parent-style-name="Heading_20_1">
      <style:text-properties officeooo:rsid="00d92bc0"/>
    </style:style>
    <style:style style:name="T1" style:family="text">
      <style:text-properties officeooo:rsid="02329013"/>
    </style:style>
    <style:style style:name="T2" style:family="text">
      <style:text-properties officeooo:rsid="01c30342"/>
    </style:style>
    <style:style style:name="T3" style:family="text">
      <style:text-properties officeooo:rsid="01c811ce"/>
    </style:style>
    <style:style style:name="T4" style:family="text">
      <style:text-properties officeooo:rsid="01caa0ff"/>
    </style:style>
    <style:style style:name="T5" style:family="text">
      <style:text-properties officeooo:rsid="01ea4fc2"/>
    </style:style>
    <style:style style:name="T6" style:family="text">
      <style:text-properties officeooo:rsid="01edbd34"/>
    </style:style>
    <style:style style:name="T7" style:family="text">
      <style:text-properties officeooo:rsid="01eed791"/>
    </style:style>
    <style:style style:name="T8" style:family="text">
      <style:text-properties officeooo:rsid="0224784e"/>
    </style:style>
    <style:style style:name="T9" style:family="text">
      <style:text-properties officeooo:rsid="023cb935"/>
    </style:style>
    <style:style style:name="T10" style:family="text">
      <style:text-properties officeooo:rsid="023dd991"/>
    </style:style>
    <style:style style:name="T11" style:family="text">
      <style:text-properties officeooo:rsid="024485c7"/>
    </style:style>
    <style:style style:name="T12" style:family="text">
      <style:text-properties officeooo:rsid="02451428"/>
    </style:style>
    <style:style style:name="T13" style:family="text">
      <style:text-properties officeooo:rsid="02483d67"/>
    </style:style>
    <style:style style:name="T14" style:family="text">
      <style:text-properties officeooo:rsid="024ed573"/>
    </style:style>
    <style:style style:name="T15" style:family="text">
      <style:text-properties officeooo:rsid="029b31aa"/>
    </style:style>
    <style:style style:name="T16" style:family="text">
      <style:text-properties officeooo:rsid="029e06d2"/>
    </style:style>
    <style:style style:name="T17" style:family="text">
      <style:text-properties officeooo:rsid="029f393e"/>
    </style:style>
    <style:style style:name="T18" style:family="text">
      <style:text-properties officeooo:rsid="02a078aa"/>
    </style:style>
    <style:style style:name="T19" style:family="text">
      <style:text-properties officeooo:rsid="02a7d0c5"/>
    </style:style>
    <style:style style:name="T20" style:family="text">
      <style:text-properties officeooo:rsid="02b2c797"/>
    </style:style>
    <style:style style:name="T21" style:family="text">
      <style:text-properties fo:language="en" fo:country="US"/>
    </style:style>
    <style:style style:name="T22" style:family="text">
      <style:text-properties fo:language="en" fo:country="US" officeooo:rsid="02483d67"/>
    </style:style>
    <style:style style:name="T23" style:family="text">
      <style:text-properties fo:language="en" fo:country="US" officeooo:rsid="023dd9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Про<text:span text:style-name="T2">ектиране на КС</text:span></text:p>
      <text:p text:style-name="P3"/>
      <text:h text:style-name="P20" text:outline-level="1">1. Основни подходи</text:h>
      <text:p text:style-name="Text_20_body"/>
      <text:p text:style-name="P4"><text:span text:style-name="T3">Има два</text:span> <text:span text:style-name="T3">основни</text:span> подхода при проектиране на КС:<text:line-break/>- стандартен подход;<text:line-break/>- подход на съвместно проектиране <text:span text:style-name="T8">(</text:span>кодизайн<text:span text:style-name="T8">).</text:span></text:p>
      <text:p text:style-name="P6">При стандартния подход КС се разглежда като съставена от хардуерни и софтуерни модули. Хардуерните се изграждат по правилата за изграждане на хардуерни системи, устройства и системи, а софтуерните – правилата за изграждане на софтуерни системи. На практика се използва системния подход и за предпочитане е да се направи проектиране отгоре надолу (от системата към нейните елементи). Системният подход се основава на 3 основни принципа:<text:line-break/>- декомпозиция;<text:line-break/>- модулност;<text:line-break/>- йерархичност.</text:p>
      <text:p text:style-name="P5"><text:span text:style-name="T4">Същността му се състои в разделянето на системите на части (подсистеми). Всяка подсистема разделянето е също на части, на по-ниско ниво, наречени модули и това продължава докато е възможно или докато има смисъл. Обикновено декомпозицията се прави с цел да се получат подсистеми и/или модули с минимален брой входно-изходни връзки и и/и функционално обособени единици. Модулите се използват за изграждане на йерархия, която пък позволява по-лесно управление. Принципът модулност е удачен за по-голямата ремонтопригодност на системата. Той е удачен при изграждане на йерархични структури и изграждане на модули в различни йерархични нива. Освен тези принципи системният подход използва други принципи като:<text:line-break/>- взаимозаменяемост;<text:line-break/></text:span>- <text:span text:style-name="T5">принцип на единство;<text:line-break/></text:span>- <text:span text:style-name="T5">принцип на минимален брой връзки между модулите;<text:line-break/></text:span>- <text:span text:style-name="T5">ниска цена.</text:span></text:p>
      <text:p text:style-name="P10">Някои от принципите взаимно се <text:span text:style-name="T6">изключват</text:span> затова на практика се използват трите основни принципа. От останалите се вземат само тези, които не си противоречат. <text:span text:style-name="T7">Принципът на декомпозиция може да се приложи на различните нива отгоре надолу, а те са:<text:line-break/>- системно;<text:line-break/>- функционално;<text:line-break/>- логическо;<text:line-break/>- схемно.</text:span></text:p>
      <text:p text:style-name="P14"><text:soft-page-break/>Най-често принципите се използват на системно и функционално ниво. На системно ниво се определят подсистемите, които изграждат КС, а на функционално се определят модулите, които изграждат архитектурата на КС, тяхната същност, параметрите и характеристиките, на <text:s/>които трябва да отговарят. Обикновено функционалното проектиране включва тези нива, а при конструктивното проектиране първо се определят форма, размери и големина на отделните модули, а след това се взема решение за конструкцията на системата като цяло. При съвместното проектиране се определят функциите, които трябва да изпълнява дадена система. Те се разделяте на нива, в зависимост от това кои са базови, кои са свързани помежду си. На всяко ниво се прави проучване до колко дадена функция може да се реализира програмно. Ако тя може да се реализира програмно се взема това решение, ако не - <text:s/>се изгражда апарат. Това се прави за всички нива т.е. решенията за модулите се вземат по едно и също време. При стандартният подход модулите, които включват програмируеми схеми, се изграждат по правилата за проектиране на стандартни и специализирани интегрални схеми. Платките се изграждат по правилата за изграждане на платки. По отношение на софтуера, той се разгледа като фърмуер, системен софтуер и приложен софтуер. Фърмуера включва <text:span text:style-name="T21">BIOS</text:span> и вътрешно програмното осигуряване, които са тясно свързани с хардуера. Системното програмно осигуряване включва ОС, а приложното – програмите, с които ще бъдат решавани задачи. Обикновено ОС се изгражда на принципа на ядрото т.е. краен брой функции, които са най-важни за работата на КС, се реализира програмно и образува т.нар. ядро на ОС, което трябва да бъде заредено до оперативната памет, за да имаме работеща система. Това ядро обикновено включва програми за:<text:line-break/>- обработка на прекъсванията;<text:line-break/>- управление на процеси и междупроцесни взаимодействия;<text:line-break/>- диспечиране на процесорите, както и програми за организация и управление на паметта;<text:line-break/>- управление на работата на потребителите (интерфейс);<text:line-break/>- управление на информацията.</text:p>
      <text:p text:style-name="P7">Останалите програми като редактори, компилатори, драйвери, образуват обвивката и могат да бъдат съхранявани на външен носител. Съществуват и ОС, които са изградена на принципа на добавяне на нови функции за работа в мрежа, които са свързани с управление на съвместната работа на КС.</text:p>
      <text:h text:style-name="Heading_20_1" text:outline-level="1">2. <text:span text:style-name="T15">П</text:span>роектиране на софтуера на КС</text:h>
      <text:p text:style-name="P8">Според IEEE, софтуер има следната дефиниция – това са инструкции, които при изпълнение <text:span text:style-name="T16">осигуряват</text:span> желани характеристики, <text:span text:style-name="T17">функциониране</text:span> и производителност. <text:span text:style-name="T9">Обикновено инструкциите се задават като съвкупност от алгоритми, групирани като програми с различно значение. Терминът софтуер се е наложил като антоним. Софтуер, който е предназначен за потребителя се нарича продукт и те се разделят на 2 категории:<text:line-break/>- общи продукти, предназначени за много потребители;<text:line-break/>- поръчани продукти, които се изработват по заявка на клиента.</text:span></text:p>
      <text:p text:style-name="P9"><text:soft-page-break/>Основната разлика при проектиране на софтуера е логическата единица, <text:span text:style-name="T10">а при хардуера – физическата. Софтуерът се разработва, а хардуерът се проектира и произвежда. Софтуерът не се поддържа като хардуера. Основните категории софтуер са:<text:line-break/>- системен;<text:line-break/>- приложен;<text:line-break/>- научен;<text:line-break/>- внедрен;<text:line-break/>- продуктова линия;<text:line-break/>- </text:span><text:span text:style-name="T23">web</text:span><text:span text:style-name="T10"> приложения;<text:line-break/>- изкуствен интелект;<text:line-break/>- отворен код;<text:line-break/>- наследен софтуер.</text:span></text:p>
      <text:p text:style-name="P11">Приложният, от своя страна, се разглежда в зависимост <text:span text:style-name="T18">за</text:span> <text:span text:style-name="T11">какво</text:span> е предназначен – комуникация , мултимедия, бизнес <text:span text:style-name="T11">софтуер</text:span> и др. <text:span text:style-name="T14">Н</text:span>аучният е свързан с обслужване на отделни дялове на фундаменталните науки. <text:span text:style-name="T11">Вграденият</text:span> е този, който е част от дадена система и обикновено се използва за реализиране на определени ф<text:span text:style-name="T12">ункц</text:span>ии на тази система. <text:span text:style-name="T13">Продуктовата линия е съвкупност от софтуерни системи, разработи от общи компоненти по определен начин. Изкуствен интелект използва числови алгоритми и обикновено изчислява задачи, които не могат да бъдат решени. Наследен софтуер – всяка една от разгледаните категории може да се разглежда като наследен софтуер чиито основни характеристики са:<text:line-break/>- дълъг живот, критична важност за бизнеса и др. Проектирането и реализацията на софтуера на КС е обект на софтуерното инженерство. Според </text:span><text:span text:style-name="T22">IEEE</text:span><text:span text:style-name="T13"> софтуерното инженерство е прилагането на систематичен, дисциплиниран, количествено измерим подход към изработването, функционирането и съпровождането на софтуера на КС. Включва следните елементи – средства, методи, софтуерен модел на процеса и качество на софтуера. Основните нива на софтуерното инженерство са процес, методи и средства. Софтуерният процес се разглежда като последователност от стъпки, рамка от задачите, база и контекст за управление на проекти, което се включва в методите. Участниците в разработката са 3 категории:<text:line-break/>- клиенти, които заявяват необходимите нужди на проектанта;<text:line-break/>- потребители, използват и заявяват нуждите си;<text:line-break/>- разработчици, които обикновено имат различни роли, които съответстват на отделните стъпки на процеса. Софтуерните методи определят как технически ще се определи системата. Те включват следните елементи:<text:line-break/>- описание на отделните модели на системата;<text:line-break/>- правила;<text:line-break/>- препоръки;<text:line-break/>- упътвания за процеса;</text:span></text:p>
      <text:p text:style-name="P12"><text:span text:style-name="T19">Софтуерните средства осигуряват автоматична и автоматизирана поддръжка на софтуерните процеси и модели. Етапите в разработване на софтуер са:<text:line-break/></text:span><text:soft-page-break/><text:span text:style-name="T19">- анализ и дефиниране на изискванията;<text:line-break/>- проектиране;<text:line-break/>- разработване;<text:line-break/>- верификация и валидация;<text:line-break/>- внедряване;<text:line-break/>- функциониране;<text:line-break/>- поддръжка;<text:line-break/>- оттегляне на софтуера.</text:span></text:p>
      <text:p text:style-name="P15">Моделите на софтуерният процес обикновено представляват опростено описание на начина на изработване на софтуера, представено от определена гледна точка. Софтуерният процес се разглежда като рамка от задачи, а всяка задача като набор от действие. Последните могат да бъдат основни и допълнителни. Основни са комуникация, планиране, моделиране, конструиране и внедряване. Допълнителни са: осигуряване на качество; управление на риска; използване и измерване. В зависимост от гледната точка се различават следните модели на процеси:<text:line-break/>- модел на поток от дейност;<text:line-break/>- модел на поток от данни;<text:line-break/>- модел роля – действие, които описват отделните роли на участие в процеса на изработка.</text:p>
      <text:p text:style-name="P16"><text:span text:style-name="T19">Софтуерните модели могат да бъдат разделени на описателни и предписателни. Предписателните са като инструкции. Най-използваните предписателни са:<text:line-break/>- каскаден (модел на водопада);<text:line-break/>- на бързата разработка;<text:line-break/>- фазов (еволюционен);<text:line-break/>- прототипен;<text:line-break/>- спираловиден модел;</text:span></text:p>
      <text:p text:style-name="P16"><text:span text:style-name="T20">Каскадният е най-стария метод за изработване на софтуер. Включва следните дейности:<text:line-break/>- събиране на информация за софтуера;<text:line-break/>- оценяване;<text:line-break/>- изготвяне на график;<text:line-break/>- анализ;<text:line-break/>- проектиране;<text:line-break/>- генериране на код и тестване;<text:line-break/>- доставяне и поддръжка.</text:span></text:p>
      <text:p text:style-name="P17"><text:span text:style-name="T20">Ясно са дефинирани връзките между основните дейности и всяка дейност трябва да завърши за да започни следващата. Моделът на бързата разработка е като каскадния, но част от дейностите могат да се реализират от няколко екипа паралелно с цел да се намали времето за разработка. Той е удобен за проекти чиято функционалност може да се обедини в отделни модули. Еволюционният модели ма 2 разновидности:<text:line-break/></text:span><text:soft-page-break/><text:span text:style-name="T20">- постъпков – на всяка стъпка се доставя нова функционалност;<text:line-break/>- итерактивен – на всяка следваща стъпка се представя все по-завършена система.</text:span></text:p>
      <text:p text:style-name="P18"><text:span text:style-name="T20">Прототипният модел също има 2 разновидност:<text:line-break/>- еволюционен – който има за цел да предостави на потребителите работеща система;<text:line-break/>- хвърлен – който има за цел да подпомогне изваждане на специфични изисквания към софтуера.</text:span></text:p>
      <text:p text:style-name="P18"><text:span text:style-name="T20">Удачен е за използване на проекти, за които не са достатъчно ясни потребителските изисквания. Спираловидният модел прави анализ на риска. Самият процес на проектиране се представя със спирала и всяко пълно завъртане на спиралата се представя с една стъпка. При едно завъртане се преминава през следните етапи:<text:line-break/>- оценка на риска;<text:line-break/>- определяне на средства за намаляването му;<text:line-break/>- разработване;<text:line-break/>- ориентиране.</text:span></text:p>
      <text:p text:style-name="P19"><text:span text:style-name="T20">Удачен е и защото може да се изследва целият жизнен цикъл. За моделиране на софтуерни процеси се използват специални езици, които могат да се разделят на следните групи:<text:line-break/>- дескриптивни – използват правила и тригери;<text:line-break/>- мрежово-базирани – представят процесите като мрежи;<text:line-break/>- итерактивни – базирани на езиците за програмиране.</text:span></text:p>
      <text:p text:style-name="P19"><text:span text:style-name="T20">Спрямо тяхната формалност биват формални и неформални. Спрямо тяхната организация:<text:line-break/>- обектно-ориентирани;<text:line-break/>- описващи ролите и взаимодействията между тях;<text:line-break/>- описание на същностите и връзките между тях.</text:span></text:p>
      <text:p text:style-name="P19"><text:span text:style-name="T20">При проектиране на софтуера на КС се използват няколко методи и принципи:<text:line-break/>- принцип на ядрото;<text:line-break/>- изграждане на софтуер чрез вариация по тема;<text:line-break/>- обектен подход;<text:line-break/>- обучаващ;<text:line-break/>- продукционен;<text:line-break/>- цялостен и д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officeooo:rsid="0191601c" officeooo:paragraph-rsid="0191601c"/>
    </style:style>
    <style:style style:name="MP2" style:family="paragraph" style:parent-style-name="Footer">
      <style:paragraph-properties fo:text-align="center" style:justify-single-word="false"/>
    </style:style>
    <style:style style:name="MT1" style:family="text">
      <style:text-properties officeooo:rsid="0232901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Модул II<text:span text:style-name="MT1">I</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29:41.768276810</meta:creation-date>
    <meta:generator>LibreOffice/5.1.6.2$Linux_X86_64 LibreOffice_project/10m0$Build-2</meta:generator>
    <dc:date>2017-10-16T15:58:36.793782609</dc:date>
    <meta:editing-duration>PT7H10S</meta:editing-duration>
    <meta:editing-cycles>565</meta:editing-cycles>
    <meta:document-statistic meta:table-count="0" meta:image-count="0" meta:object-count="0" meta:page-count="5" meta:paragraph-count="24" meta:word-count="1482" meta:character-count="10109" meta:non-whitespace-character-count="8634"/>
  </office:meta>
</office:document-meta>
</file>